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cddd" officeooo:paragraph-rsid="0004cddd"/>
    </style:style>
    <style:style style:name="P2" style:family="paragraph" style:parent-style-name="Standard">
      <style:paragraph-properties fo:text-align="start" style:justify-single-word="false"/>
      <style:text-properties officeooo:rsid="0006b3c6" officeooo:paragraph-rsid="0006b3c6"/>
    </style:style>
    <style:style style:name="P3" style:family="paragraph" style:parent-style-name="Standard">
      <style:paragraph-properties fo:text-align="start" style:justify-single-word="false"/>
      <style:text-properties fo:font-weight="bold" officeooo:rsid="0006b3c6" officeooo:paragraph-rsid="0006b3c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6b3c6" officeooo:paragraph-rsid="0006b3c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7d577" officeooo:paragraph-rsid="0007d57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9pt" fo:font-weight="normal" officeooo:rsid="0007d577" officeooo:paragraph-rsid="0007d577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officeooo:rsid="0006b3c6" officeooo:paragraph-rsid="0006b3c6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tyle="normal" officeooo:rsid="0006b3c6" officeooo:paragraph-rsid="0006b3c6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bold" officeooo:rsid="0006b3c6" officeooo:paragraph-rsid="0006b3c6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officeooo:rsid="0006b3c6" officeooo:paragraph-rsid="0006b3c6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07d577" officeooo:paragraph-rsid="0007d577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7d577" style:font-style-asian="italic" style:font-style-complex="italic"/>
    </style:style>
    <style:style style:name="T3" style:family="text">
      <style:text-properties fo:font-style="italic" officeooo:rsid="000b1148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7d577" style:font-style-asian="normal" style:font-style-complex="normal"/>
    </style:style>
    <style:style style:name="T7" style:family="text">
      <style:text-properties fo:font-style="normal" officeooo:rsid="00092e61" style:font-style-asian="normal" style:font-style-complex="normal"/>
    </style:style>
    <style:style style:name="T8" style:family="text">
      <style:text-properties fo:font-style="normal" officeooo:rsid="000b1148" style:font-style-asian="normal" style:font-style-complex="normal"/>
    </style:style>
    <style:style style:name="T9" style:family="text">
      <style:text-properties fo:font-size="8pt" fo:font-style="italic" style:font-size-asian="8pt" style:font-style-asian="italic" style:font-size-complex="8pt" style:font-style-complex="italic"/>
    </style:style>
    <style:style style:name="T10" style:family="text">
      <style:text-properties fo:font-size="7pt" fo:font-style="italic" style:font-size-asian="7pt" style:font-style-asian="italic" style:font-size-complex="7pt" style:font-style-complex="italic"/>
    </style:style>
    <style:style style:name="T11" style:family="text">
      <style:text-properties fo:font-size="12pt" fo:font-style="normal" style:font-size-asian="12pt" style:font-style-asian="normal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k Bits</text:p>
      <text:p text:style-name="P1"/>
      <text:p text:style-name="P1">Projeto: Surfe de trem</text:p>
      <text:p text:style-name="P1"/>
      <text:p text:style-name="P1">Documento de traduções</text:p>
      <text:p text:style-name="P3">Frases das telas de transição:</text:p>
      <text:p text:style-name="P2"/>
      <text:p text:style-name="P2">1-Tela inicial, que vai iniciar o jogo no toque na tela:<text:line-break/>“<text:span text:style-name="T1">Toque-me, senpai”</text:span></text:p>
      <text:p text:style-name="P7"/>
      <text:p text:style-name="P2"><text:span text:style-name="T1">2-</text:span><text:span text:style-name="T5">Tela de seleção de opções do menu:<text:line-break/>2.</text:span><text:span text:style-name="T8">1</text:span><text:span text:style-name="T5">-</text:span><text:span text:style-name="T1">Modos de jogo</text:span></text:p>
      <text:p text:style-name="P2"><text:span text:style-name="T5">2.2-</text:span><text:span text:style-name="T1">As engenharia</text:span><text:span text:style-name="T5"> (opções)</text:span></text:p>
      <text:p text:style-name="P2"><text:span text:style-name="T5">2.3-</text:span><text:span text:style-name="T1">V</text:span><text:span text:style-name="T3">aleu, </text:span><text:span text:style-name="T1">falou</text:span><text:span text:style-name="T5"> (Sair)</text:span></text:p>
      <text:p text:style-name="P8"/>
      <text:p text:style-name="P8">2.1-</text:p>
      <text:p text:style-name="P2"><text:span text:style-name="T5">-</text:span><text:span text:style-name="T1">Bota pra quebrar, lek</text:span><text:span text:style-name="T5"> (modo arcade)</text:span></text:p>
      <text:p text:style-name="P2"><text:span text:style-name="T5">-</text:span><text:span text:style-name="T1">Historinha c: </text:span><text:span text:style-name="T5">(modo original)</text:span></text:p>
      <text:p text:style-name="P2"><text:span text:style-name="T5">-</text:span><text:span text:style-name="T1">Ao redor do mundo</text:span><text:span text:style-name="T5"> (modo infinito)</text:span></text:p>
      <text:p text:style-name="P2"><text:span text:style-name="T5">-</text:span><text:span text:style-name="T1">GG IZI</text:span><text:span text:style-name="T5"> (modo super easy)</text:span></text:p>
      <text:p text:style-name="P8"/>
      <text:p text:style-name="P8">2.2-</text:p>
      <text:p text:style-name="P2"><text:span text:style-name="T5">-</text:span><text:span text:style-name="T1">Pancadão</text:span><text:span text:style-name="T5"> (som)</text:span></text:p>
      <text:p text:style-name="P2"><text:span text:style-name="T5">-</text:span><text:span text:style-name="T1">Ativar bzz </text:span><text:span text:style-name="T5">(ativar vibração do celular)</text:span></text:p>
      <text:p text:style-name="P2"><text:span text:style-name="T5">-</text:span><text:span text:style-name="T1">Galeriu </text:span><text:span text:style-name="T7">(Créditos)</text:span></text:p>
      <text:p text:style-name="P2"><text:span text:style-name="T5">-</text:span><text:span text:style-name="T1">Uma figura de um kanji </text:span><text:span text:style-name="T5">(“</text:span><text:span text:style-name="T6">língua”</text:span><text:span text:style-name="T5">) </text:span></text:p>
      <text:p text:style-name="P8"/>
      <text:p text:style-name="P9">Textos de situações específicas:</text:p>
      <text:p text:style-name="P10">1.Mortes em sequência (mín.5)</text:p>
      <text:p text:style-name="P4"><text:span text:style-name="T5">1.1: “</text:span><text:span text:style-name="T1">É só tocar na tela...Qual a dificuldade?</text:span><text:span text:style-name="T5">”</text:span></text:p>
      <text:p text:style-name="P4"><text:span text:style-name="T5">1.2: “</text:span><text:span text:style-name="T2">Nem o joguinho de celular consegue ganhar, vai pro modo GG IZI</text:span><text:span text:style-name="T6">”</text:span></text:p>
      <text:p text:style-name="P5"><text:span text:style-name="T5">1.3: “</text:span><text:span text:style-name="T1">Reconhecemos sua dificuldade, nossa equipe tem uma mensagem para</text:span></text:p>
      <text:p text:style-name="P5"><text:span text:style-name="T1">você jogador</text:span><text:span text:style-name="T5"> (Foto da equipe reunida caracterizada pela região presente no jogo</text:span></text:p>
      <text:p text:style-name="P5"><text:span text:style-name="T5">com a frase “</text:span><text:span text:style-name="T1">Não podemos fazer nada</text:span><text:span text:style-name="T5">” )</text:span></text:p>
      <text:p text:style-name="P11"/>
      <text:p text:style-name="P11">2.Caso o jogador passe de uma fase sem danos (Mín.1)</text:p>
      <text:p text:style-name="P5"><text:span text:style-name="T5">2.1: “</text:span><text:span text:style-name="T1">Krl mlk, você é muito Pro de MLG 10/10</text:span><text:span text:style-name="T5">”</text:span></text:p>
      <text:p text:style-name="P5"><text:span text:style-name="T5">2.2: “</text:span><text:span text:style-name="T1">Krl mlk, já pensou em entrar pro competitivo do jogo? Zoa não temos isso</text:span></text:p>
      <text:p text:style-name="P6"><text:span text:style-name="T1">Ainda. </text:span><text:span text:style-name="T9">Talvez. </text:span><text:span text:style-name="T10">Não conte com isso</text:span><text:span text:style-name="T11">”</text:span></text:p>
      <text:p text:style-name="P5"><text:span text:style-name="T5">2.3: “</text:span><text:span text:style-name="T1">Wow, a partir de agora não vamos falar nada, prometemos ;D</text:span><text:span text:style-name="T5"> ”</text:span></text:p>
      <text:p text:style-name="P11">2.3.1: (ativada caso o jogador morra depois da frase anterior) :</text:p>
      <text:p text:style-name="P5"><text:span text:style-name="T5">“</text:span><text:span text:style-name="T1">Você não era tão bom assim, é um fracassado </text:span><text:span text:style-name="T4">voz do Goku</text:span><text:span text:style-name="T1"> </text:span><text:span text:style-name="T5">“</text:span></text:p>
      <text:p text:style-name="P5"><text:span text:style-name="T5">2.4: (Tela em branco por alguns segundos) “</text:span><text:span text:style-name="T1">Dissemos que não falaríamos mais nada</text:span></text:p>
      <text:p text:style-name="P5"><text:span text:style-name="T1">...Droga, na quinta vez a gente não vai falhar</text:span><text:span text:style-name="T5">”</text:span></text:p>
      <text:p text:style-name="P5"><text:span text:style-name="T5">2.5 “ </text:span><text:span text:style-name="T1">: )</text:span><text:span text:style-name="T5"> ” (Segue a mesma coisa pros 2.6 em diant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23:23:32.530000000</meta:creation-date>
    <dc:date>2016-08-03T11:41:17.996000000</dc:date>
    <meta:editing-duration>PT6M1S</meta:editing-duration>
    <meta:editing-cycles>3</meta:editing-cycles>
    <meta:generator>LibreOffice/5.0.5.2$Windows_x86 LibreOffice_project/55b006a02d247b5f7215fc6ea0fde844b30035b3</meta:generator>
    <meta:document-statistic meta:table-count="0" meta:image-count="0" meta:object-count="0" meta:page-count="1" meta:paragraph-count="35" meta:word-count="254" meta:character-count="1442" meta:non-whitespace-character-count="1222"/>
  </office:meta>
</office:document-meta>
</file>